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inherit" fo:font-size="8pt" fo:background-color="#f7f7f7" style:font-size-asian="8pt" style:font-size-complex="8pt" loext:padding="0cm" loext:border="none"/>
    </style:style>
    <style:style style:name="P2" style:family="paragraph" style:parent-style-name="Heading_20_1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Helvetica Neue" fo:font-size="8pt" fo:letter-spacing="normal" fo:font-style="normal" fo:font-weight="normal" style:font-size-asian="8pt" style:font-size-complex="8pt"/>
    </style:style>
    <style:style style:name="P3" style:family="paragraph" style:parent-style-name="Heading_20_1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size="8pt" style:font-size-asian="8pt" style:font-size-complex="8pt"/>
    </style:style>
    <style:style style:name="P4" style:family="paragraph" style:parent-style-name="Heading_20_1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color="#000000" style:font-name="Helvetica Neue" fo:font-size="8pt" fo:letter-spacing="normal" fo:font-style="normal" fo:font-weight="normal" style:font-size-asian="8pt" style:font-size-complex="8pt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inherit" fo:font-size="10.5pt" fo:background-color="#f7f7f7" loext:padding="0cm" loext:border="none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inherit" fo:font-size="10.5pt" officeooo:paragraph-rsid="0005137d" fo:background-color="#f7f7f7" loext:padding="0cm" loext:border="none"/>
    </style:style>
    <style:style style:name="P7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fo:background-color="#f7f7f7" loext:padding="0cm" loext:border="none"/>
    </style:style>
    <style:style style:name="P8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8pt" style:font-size-asian="8pt" style:font-size-complex="8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text-properties fo:font-size="8pt" officeooo:rsid="0005137d" officeooo:paragraph-rsid="0005137d" style:font-size-asian="8pt" style:font-size-complex="8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303f9f" loext:padding-left="0cm" loext:padding-right="0cm" loext:padding-top="0.049cm" loext:padding-bottom="0cm" loext:border-left="none" loext:border-right="none" loext:border-top="0.06pt solid #000000" loext:border-bottom="non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000000" style:font-name="Helvetica Neue" fo:font-size="18.75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letter-spacing="normal" fo:font-style="normal" fo:font-weight="normal"/>
    </style:style>
    <style:style style:name="T3" style:family="text">
      <style:text-properties fo:font-variant="normal" fo:text-transform="none" fo:color="#000000" style:font-name="Helvetica Neue" fo:letter-spacing="normal" fo:font-style="normal" fo:font-weight="normal" officeooo:rsid="0005137d"/>
    </style:style>
    <style:style style:name="T4" style:family="text">
      <style:text-properties fo:font-variant="normal" fo:text-transform="none" fo:color="#000000" style:font-name="Helvetica Neue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000000" style:font-name="Helvetica Neue" fo:font-size="13pt" fo:letter-spacing="normal" fo:font-style="normal" fo:font-weight="normal" officeooo:rsid="0005137d" style:font-size-asian="13pt" style:font-size-complex="13pt"/>
    </style:style>
    <style:style style:name="T6" style:family="text">
      <style:text-properties fo:font-variant="normal" fo:text-transform="none" fo:color="#1a466c" style:text-line-through-style="none" style:text-line-through-type="none" style:font-name="Helvetica Neue" fo:font-size="18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1a466c" style:text-line-through-style="none" style:text-line-through-type="none" style:font-name="Helvetica Neue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1a466c" style:text-line-through-style="none" style:text-line-through-type="none" style:font-name="Helvetica Neue" fo:font-size="13pt" fo:letter-spacing="normal" fo:font-style="normal" style:text-underline-style="none" fo:font-weight="normal" style:text-blinking="false" fo:background-color="transparent" loext:char-shading-value="0" style:font-size-asian="13pt" style:font-size-complex="13pt" loext:padding="0cm" loext:border="none"/>
    </style:style>
    <style:style style:name="T9" style:family="text">
      <style:text-properties officeooo:rsid="0005137d"/>
    </style:style>
    <style:style style:name="T10" style:family="text">
      <style:text-properties style:font-name="monospace"/>
    </style:style>
    <style:style style:name="T11" style:family="text">
      <style:text-properties fo:color="#008000" fo:font-weight="bold"/>
    </style:style>
    <style:style style:name="T12" style:family="text">
      <style:text-properties fo:color="#008000" style:font-name="inherit" fo:font-size="10.5pt" fo:font-weight="bold"/>
    </style:style>
    <style:style style:name="T13" style:family="text">
      <style:text-properties fo:color="#0000ff"/>
    </style:style>
    <style:style style:name="T14" style:family="text">
      <style:text-properties style:font-name="inherit" fo:font-size="10.5pt"/>
    </style:style>
    <style:style style:name="T15" style:family="text">
      <style:text-properties fo:color="#aa22ff" style:font-name="inherit" fo:font-size="10.5pt" fo:font-weight="bold"/>
    </style:style>
    <style:style style:name="T16" style:family="text">
      <style:text-properties fo:color="#ff0000" style:font-name="inherit" fo:font-size="10.5pt"/>
    </style:style>
    <style:style style:name="T17" style:family="text">
      <style:text-properties fo:color="#00880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-left="0.74pt solid #000000" fo:border-right="none" fo:border-top="none" fo:border-bottom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x="0.106cm" svg:y="0cm" svg:width="0.041cm" draw:z-index="0">
        <draw:text-box fo:min-height="0.45cm">
          <text:p text:style-name="Text_20_body"/>
        </draw:text-box>
      </draw:frame>
      <text:p text:style-name="P9">#mean</text:p>
      <text:p text:style-name="P9">import math</text:p>
      <text:p text:style-name="P9">s=[80,90,100,120,130,145,150]</text:p>
      <text:p text:style-name="P9">s1=sum(s)</text:p>
      <text:p text:style-name="P9">l=len(s)</text:p>
      <text:p text:style-name="P9">m=s1/l</text:p>
      <text:p text:style-name="P9">print(m)</text:p>
      <text:p text:style-name="P9"/>
      <text:p text:style-name="P9"/>
      <text:h text:style-name="P3" text:outline-level="1"><text:bookmark text:name="median"/><text:span text:style-name="T3">#</text:span><text:span text:style-name="T2">median</text:span></text:h>
      <text:p text:style-name="P9"/>
      <text:p text:style-name="P9">s=[80,90,100,120,130,145,150]</text:p>
      <text:p text:style-name="P9">l=len(s)</text:p>
      <text:p text:style-name="P9">low=0</text:p>
      <text:p text:style-name="P9">high=l([80,90,100,120,130,145,150])</text:p>
      <text:p text:style-name="P9">s.sort</text:p>
      <text:p text:style-name="P9">if(l%2==0):</text:p>
      <text:p text:style-name="P9"><text:s text:c="4"/>mid=int((low+high)/2)</text:p>
      <text:p text:style-name="P9"><text:s text:c="4"/>med=(s[mid]+s[(mid-1)])/2</text:p>
      <text:p text:style-name="P9">else:</text:p>
      <text:p text:style-name="P9"><text:s text:c="4"/>mid=int((low+high)/2)</text:p>
      <text:p text:style-name="P9"><text:s text:c="4"/>med=s[mid]</text:p>
      <text:p text:style-name="P9">print(med)</text:p>
      <text:p text:style-name="P9"/>
      <text:p text:style-name="P9"/>
      <text:p text:style-name="P10">#mode</text:p>
      <text:p text:style-name="P10"/>
      <text:p text:style-name="P9">from collections import Counter</text:p>
      <text:p text:style-name="P9">s=[80,90,100,120,130,145,150]</text:p>
      <text:p text:style-name="P9">num=len(s)</text:p>
      <text:p text:style-name="P9">val=Counter(s)</text:p>
      <text:p text:style-name="P9">findMode = dict(val)</text:p>
      <text:p text:style-name="P9">mode=[i for i,v in findMode.items() if v==max(list(val.values()))]</text:p>
      <text:p text:style-name="P9">if len(mode)==num:</text:p>
      <text:p text:style-name="P9"><text:s text:c="4"/>findMode="no elements"</text:p>
      <text:p text:style-name="P9">else:</text:p>
      <text:p text:style-name="P9"><text:s text:c="4"/>findMode="elements are:"+','.join(map(str,mode))</text:p>
      <text:p text:style-name="P9">print(findMode) <text:s/></text:p>
      <text:p text:style-name="P9"/>
      <text:p text:style-name="P9"/>
      <text:p text:style-name="P10">#variance</text:p>
      <text:p text:style-name="P10"/>
      <text:p text:style-name="P9">def variance(data):</text:p>
      <text:p text:style-name="P9"><text:s text:c="4"/>n=len(data)</text:p>
      <text:p text:style-name="P9"><text:s text:c="4"/>mean=sum(data)/n</text:p>
      <text:p text:style-name="P9"><text:s text:c="4"/>deviations=[(x-mean)**2 for x in data]</text:p>
      <text:p text:style-name="P9"><text:s text:c="4"/>variance=sum(deviations)/n</text:p>
      <text:p text:style-name="P9"><text:s text:c="4"/>return variance</text:p>
      <text:p text:style-name="P9"/>
      <text:p text:style-name="P9">variance([80,90,100,120,130,145,150])</text:p>
      <text:p text:style-name="P9"/>
      <text:p text:style-name="P9"/>
      <text:h text:style-name="P2" text:outline-level="1"><text:bookmark text:name="standard-deviation"/>standard deviation</text:h>
      <text:p text:style-name="P9"/>
      <text:h text:style-name="P1" text:outline-level="1"/>
      <text:p text:style-name="P8">from statistics import math</text:p>
      <text:p text:style-name="P8">def stdev(data):</text:p>
      <text:p text:style-name="P8"><text:s text:c="5"/>var = variance(data)</text:p>
      <text:p text:style-name="P8"><text:s text:c="5"/>std_dev = math.sqrt(var)</text:p>
      <text:p text:style-name="P8"><text:s text:c="5"/>return std_dev</text:p>
      <text:p text:style-name="P8"/>
      <text:p text:style-name="P8">stdev([80,90,100,120,130,145,150])</text:p>
      <text:p text:style-name="P8"/>
      <text:p text:style-name="P8"/>
      <text:h text:style-name="P4" text:outline-level="1"><text:bookmark text:name="Normalization"/>Normalization</text:h>
      <text:p text:style-name="P8"/>
      <text:p text:style-name="P8"/>
      <text:p text:style-name="P8">def nor(arr):</text:p>
      <text:p text:style-name="P8"><text:s text:c="4"/>a=[]</text:p>
      <text:p text:style-name="P8"><text:s text:c="4"/>for i in range(len(arr)):</text:p>
      <text:p text:style-name="P8"><text:s text:c="8"/>sum=(arr[i]-min(arr))/(max(arr)-min(arr))</text:p>
      <text:p text:style-name="P8"><text:s text:c="8"/>a.append(sum)</text:p>
      <text:p text:style-name="P8"><text:s text:c="4"/>return a</text:p>
      <text:p text:style-name="P8">arr=[10,20,30,40,50]</text:p>
      <text:p text:style-name="P8">print(nor(arr))</text:p>
      <text:p text:style-name="P8"/>
      <text:p text:style-name="P8"/>
      <text:h text:style-name="P4" text:outline-level="1"><text:bookmark text:name="standardization"/>standardization</text:h>
      <text:p text:style-name="P8"/>
      <text:p text:style-name="P8"><text:soft-page-break/></text:p>
      <text:p text:style-name="P8">def std(arr):</text:p>
      <text:p text:style-name="P8"><text:s text:c="4"/>a=[]</text:p>
      <text:p text:style-name="P8"><text:s text:c="4"/>for i in range(len(arr)):</text:p>
      <text:p text:style-name="P8"><text:s text:c="8"/>sum=(arr[i]-mean(arr))/sd(arr)</text:p>
      <text:p text:style-name="P8"><text:s text:c="8"/>a.append(sum)</text:p>
      <text:p text:style-name="P8"><text:s text:c="4"/>return a</text:p>
      <text:p text:style-name="P8">arr=[10,20,30,40,50]</text:p>
      <text:p text:style-name="P8">print(stdz(arr))</text:p>
      <text:p text:style-name="P8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0:45:59.371214850</meta:creation-date>
    <dc:date>2022-10-21T10:54:06.292504941</dc:date>
    <meta:editing-duration>PT8M7S</meta:editing-duration>
    <meta:editing-cycles>1</meta:editing-cycles>
    <meta:document-statistic meta:table-count="0" meta:image-count="0" meta:object-count="0" meta:page-count="2" meta:paragraph-count="66" meta:word-count="106" meta:character-count="1293" meta:non-whitespace-character-count="1131"/>
    <meta:generator>LibreOffice/6.4.7.2$Linux_X86_64 LibreOffice_project/40$Build-2</meta:generator>
  </office:meta>
</office:document-meta>
</file>